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CitationLastLayoutManager.ge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CitationLastLayoutManager.getPageNumberCitationLastInlineArea( LayoutManager parent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NumberCitationLastLayoutManager.PageNumberCitationLastLayoutManager( PageNumberCitationLas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